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Georgia" svg:font-family="Georgia"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Arial" fo:font-size="11pt" fo:font-weight="bold" style:font-size-asian="9.60000038146973pt" style:font-weight-asian="bold" style:font-size-complex="11pt" style:font-weight-complex="bold"/>
    </style:style>
    <style:style style:name="P2" style:family="paragraph" style:parent-style-name="Standard" style:list-style-name="">
      <style:paragraph-properties style:text-autospace="none"/>
      <style:text-properties style:font-name="Arial" fo:font-size="11pt" style:font-size-asian="11pt" style:font-size-complex="11pt"/>
    </style:style>
    <style:style style:name="P3" style:family="paragraph" style:parent-style-name="Standard">
      <style:text-properties fo:color="#000000" style:font-name="Arial" fo:font-size="11pt" fo:font-weight="bold" style:font-name-asian="Georgia" style:font-size-asian="11pt" style:font-weight-asian="bold" style:font-name-complex="Georgia" style:font-size-complex="11pt" style:font-weight-complex="bold"/>
    </style:style>
    <style:style style:name="T1" style:family="text">
      <style:text-properties fo:font-weight="normal" style:font-weight-asian="normal" style:font-weight-complex="normal"/>
    </style:style>
    <style:style style:name="T2" style:family="text">
      <style:text-properties fo:color="#000000" style:font-name-asian="Georgia" style:font-name-complex="Georgi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pective Contributions<text:span text:style-name="T1">:</text:span></text:p>
      <text:p text:style-name="P1"><text:span text:style-name="T1"/></text:p>
      <text:p text:style-name="P3"><text:span text:style-name="T1">The proposed experiments were conceived of and developed by the applicant, in collaboration with the sponsors, John Rinzel and Elyse Sussman. The proposal was written by the applicant with help provided in the form of feedback, training, and intellectual support from both John Rinzel and Elyse Sussman.</text:span></text:p>
      <text:p text:style-name="P2"><text:span text:style-name="T2">The proposed research will be carried out by the applicant. Data analysis will be conducted by the applicant with input from the sponsors. The sponsors will help to ensure that appropriate analyses are conducted, and relevant theoretical and clinical questions addressed to the extent the data permits. Preparation of manuscripts will be done by the applicant in collaboration with the sponsors in the form of conceptual discussions and feedback on the writ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Georgia" svg:font-family="Georgia"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ara Steele</meta:initial-creator>
    <meta:creation-date>2012-12-13T02:22:37</meta:creation-date>
    <dc:date>2012-12-13T02:25:48</dc:date>
    <dc:creator>Sara Steele</dc:creator>
    <meta:editing-duration>PT3M11S</meta:editing-duration>
    <meta:editing-cycles>7</meta:editing-cycles>
    <meta:generator>LibreOffice/3.3$Unix LibreOffice_project/330m19$Build-6</meta:generator>
    <meta:document-statistic meta:table-count="0" meta:image-count="0" meta:object-count="0" meta:page-count="1" meta:paragraph-count="3" meta:word-count="121" meta:character-count="789"/>
  </office:meta>
</office:document-meta>
</file>